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</office:automatic-styles>
  <office:body>
    <office:spreadsheet>
      <table:table table:name="1.03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float" office:value="1.03">
            <text:p>1.0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?</text:p>
          </table:table-cell>
          <table:table-cell table:number-columns-repeated="1023"/>
        </table:table-row>
        <table:table-row table:style-name="ro1">
          <table:table-cell office:value-type="string">
            <text:p>[[[[Darksoulsiii.exe+04490f50]+28]+3a0]+3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1?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[[[DarkSoulsiii.exe+4490f50]+28]+3a0]+9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Unicode</text:p>
          </table:table-cell>
          <table:table-cell office:value-type="string">
            <text:p>c000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8</text:p>
          </table:table-cell>
          <table:table-cell office:value-type="string">
            <text:p>long</text:p>
          </table:table-cell>
          <table:table-cell office:value-type="string">
            <text:p>Current Sta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Unicode</text:p>
          </table:table-cell>
          <table:table-cell office:value-type="string">
            <text:p>name, in MSB</text:p>
          </table:table-cell>
          <table:table-cell table:number-columns-repeated="1021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Wrong <text:s/>[[[[[[Darksoulsiii.exe+04490f50]+28]+3a0]+30]+2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A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a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5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troller</text:p>
          </table:table-cell>
          <table:table-cell table:number-columns-repeated="1023"/>
        </table:table-row>
        <table:table-row table:style-name="ro1">
          <table:table-cell office:value-type="string">
            <text:p>LB = 08</text:p>
          </table:table-cell>
          <table:table-cell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3.01" table:style-name="ta1" table:print="false">
        <table:table-column table:style-name="co2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DarkSoulsiii.exe+04491f5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harptr1</text:p>
          </table:table-cell>
          <table:table-cell office:value-type="string">
            <text:p>(offsets wrong)</text:p>
          </table:table-cell>
          <table:table-cell table:number-columns-repeated="1022"/>
        </table:table-row>
        <table:table-row table:style-name="ro1">
          <table:table-cell office:value-type="string">
            <text:p>[[[[DarkSoulsiii.exe+04491f50]+18]+7d8]+400]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D8</text:p>
          </table:table-cell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E4</text:p>
          </table:table-cell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[[darksoulsiii.exe+4491f50]+28]</text:p>
          </table:table-cell>
          <table:table-cell table:number-columns-repeated="1023"/>
        </table:table-row>
        <table:table-row table:style-name="ro1">
          <table:table-cell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arksoulsiii.exe+0466EDEC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1 = output debug string (PPFX ERROR)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B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b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style-name="Default"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mmonSignData</text:p>
          </table:table-cell>
          <table:table-cell table:number-columns-repeated="1023"/>
        </table:table-row>
        <table:table-row table:style-name="ro1">
          <table:table-cell office:value-type="string">
            <text:p>[[darksoulsiii.exe+4697b30]+6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ign Faci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byte</text:p>
          </table:table-cell>
          <table:table-cell office:value-type="string">
            <text:p>Summon Sign typ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roppedItems</text:p>
          </table:table-cell>
          <table:table-cell table:number-columns-repeated="1023"/>
        </table:table-row>
        <table:table-row table:style-name="ro1">
          <table:table-cell office:value-type="string">
            <text:p>[darksoulsiii.exe+46adf60]</text:p>
          </table:table-cell>
          <table:table-cell table:number-columns-repeated="1023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Number of dropped item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6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37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4" table:style-name="ta1" table:print="false">
        <table:table-column table:style-name="co2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elfData</text:p>
          </table:table-cell>
          <table:table-cell table:number-columns-repeated="1023"/>
        </table:table-row>
        <table:table-row table:style-name="ro1">
          <table:table-cell office:value-type="string">
            <text:p>[darksoulsiii.exe+04492f50]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player's Creature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reatureStruct</text:p>
          </table:table-cell>
          <table:table-cell table:number-columns-repeated="1023"/>
        </table:table-row>
        <table:table-row table:style-name="ro1">
          <table:table-cell office:value-type="string">
            <text:p>[[darksoulsiii.exe+046c5dc8]+1c0]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umber of creatures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first CreatureDat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reatureData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point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>
            <text:p>+0x1F70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office:value-type="string">
            <text:p>+0x0018</text:p>
          </table:table-cell>
          <table:table-cell office:value-type="string">
            <text:p>Pointer to chardata1</text:p>
          </table:table-cell>
          <table:table-cell/>
          <table:table-cell office:value-type="string">
            <text:p>read by darksoulsiii.exe+3b1bb4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string">
            <text:p>+0x1F8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xxxx</text:p>
          </table:table-cell>
          <table:table-cell table:number-columns-repeated="1023"/>
        </table:table-row>
        <table:table-row table:style-name="ro1">
          <table:table-cell table:style-name="Default"/>
          <table:table-cell office:value-type="string">
            <text:p>MiscData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[darksoulsiii.exe+4698a60]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>
            <text:p>+0x0030</text:p>
          </table:table-cell>
          <table:table-cell office:value-type="string">
            <text:p>pointer</text:p>
          </table:table-cell>
          <table:table-cell office:value-type="string">
            <text:p>chardata2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>
            <text:p>+0x0070</text:p>
          </table:table-cell>
          <table:table-cell office:value-type="string">
            <text:p>pointer</text:p>
          </table:table-cell>
          <table:table-cell office:value-type="string">
            <text:p>Option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harData1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Unicode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long</text:p>
          </table:table-cell>
          <table:table-cell office:value-type="string">
            <text:p>Modified 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30</text:p>
          </table:table-cell>
          <table:table-cell office:value-type="string">
            <text:p>Unicode</text:p>
          </table:table-cell>
          <table:table-cell office:value-type="string">
            <text:p>MSB Name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harData2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DarkSoulsIII.exe+0469D118]+10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0</text:p>
          </table:table-cell>
          <table:table-cell office:value-type="string">
            <text:p>long</text:p>
          </table:table-cell>
          <table:table-cell office:value-type="string">
            <text:p>Poison Buildui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0</text:p>
          </table:table-cell>
          <table:table-cell office:value-type="string">
            <text:p>long</text:p>
          </table:table-cell>
          <table:table-cell office:value-type="string">
            <text:p>Frost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28</text:p>
          </table:table-cell>
          <table:table-cell office:value-type="string">
            <text:p>pointer</text:p>
          </table:table-cell>
          <table:table-cell office:value-type="string">
            <text:p>[[ptr]+718] = Start of Invent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E8</text:p>
          </table:table-cell>
          <table:table-cell office:value-type="string">
            <text:p>pointer</text:p>
          </table:table-cell>
          <table:table-cell office:value-type="string">
            <text:p>Start of Invent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A18</text:p>
          </table:table-cell>
          <table:table-cell office:value-type="string">
            <text:p>struct</text:p>
          </table:table-cell>
          <table:table-cell office:value-type="string">
            <text:p>Start of Inventory</text:p>
          </table:table-cell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office:value-type="string">
            <text:p>[DarkSoulsiii.exe+04491f5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charptr1</text:p>
          </table:table-cell>
          <table:table-cell office:value-type="string">
            <text:p>(offsets wrong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[[[[DarkSoulsiii.exe+04491f50]+18]+7d8]+400]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+0x00D8</text:p>
          </table:table-cell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+0x00E4</text:p>
          </table:table-cell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harMapPo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[darksoulsiii.exe+4491f50]+28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darksoulsiii.exe+0466EDEC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1 = output debug string (PPFX ERROR)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>
            <text:p>GameStat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[Darksoulsiii.exe+0469BDF8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0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/>
          <table:table-cell office:value-type="string">
            <text:p>SummonSignDat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[darksoulsiii.exe+4697b30]+6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ign Facing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byte</text:p>
          </table:table-cell>
          <table:table-cell office:value-type="string">
            <text:p>Summon Sign typ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DroppedItem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darksoulsiii.exe+46adf60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Number of dropped item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>
            <text:p>MiscData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[Darksoulsiii.exe+048A6D2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m37</text:p>
          </table:table-cell>
          <table:table-cell office:value-type="string">
            <text:p>Anor Londo</text:p>
          </table:table-cell>
          <table:table-cell table:number-columns-repeated="1021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" table:style-name="ta1" table:print="false">
        <table:table-column table:style-name="co2" table:default-cell-style-name="Default"/>
        <table:table-row table:style-name="ro1">
          <table:table-cell office:value-type="string">
            <text:p>Drop item</text:p>
          </table:table-cell>
        </table:table-row>
        <table:table-row table:style-name="ro1">
          <table:table-cell office:value-type="string">
            <text:p>Currently crashes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[enable]</text:p>
          </table:table-cell>
        </table:table-row>
        <table:table-row table:style-name="ro1">
          <table:table-cell office:value-type="string">
            <text:p>alloc(MyCode,1024)</text:p>
          </table:table-cell>
        </table:table-row>
        <table:table-row table:style-name="ro1">
          <table:table-cell office:value-type="string">
            <text:p>CreateThread(MyCode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yCode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ov rbp,20000000</text:p>
          </table:table-cell>
        </table:table-row>
        <table:table-row table:style-name="ro1">
          <table:table-cell office:value-type="string">
            <text:p>mov rsi,00004e20</text:p>
          </table:table-cell>
        </table:table-row>
        <table:table-row table:style-name="ro1">
          <table:table-cell office:value-type="string">
            <text:p>mov rdi,1</text:p>
          </table:table-cell>
        </table:table-row>
        <table:table-row table:style-name="ro1">
          <table:table-cell office:value-type="string">
            <text:p>mov rcx,1446adf60</text:p>
          </table:table-cell>
        </table:table-row>
        <table:table-row table:style-name="ro1">
          <table:table-cell office:value-type="string">
            <text:p>mov rcx,[rcx]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call 1407a81b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[disable]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ealloc(MyCode)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-------------</text:p>
          </table:table-cell>
        </table:table-row>
        <table:table-row table:style-name="ro1">
          <table:table-cell office:value-type="string">
            <text:p>4e20 - 20000 - Life Ring</text:p>
          </table:table-cell>
        </table:table-row>
        <table:table-row table:style-name="ro1">
          <table:table-cell office:value-type="string">
            <text:p>4ef2 - 20210 - Ring of Sacrifice</text:p>
          </table:table-cell>
        </table:table-row>
        <table:table-row table:style-name="ro1">
          <table:table-cell office:value-type="string">
            <text:p>4f56 - 20310 - Saint's Ring</text:p>
          </table:table-cell>
        </table:table-row>
        <table:table-row table:style-name="ro1">
          <table:table-cell office:value-type="string">
            <text:p>5104 - 20740 - Reversal Ring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85d - estus shar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2016-05-07</text:date>, <text:time>10:0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0H25M5S</meta:editing-duration>
    <meta:editing-cycles>53</meta:editing-cycles>
    <meta:generator>OpenOffice/4.1.2$Win32 OpenOffice.org_project/412m3$Build-9782</meta:generator>
    <dc:date>2016-05-07T10:05:59.80</dc:date>
    <meta:document-statistic meta:table-count="4" meta:cell-count="731" meta:object-count="0"/>
    <meta:user-defined meta:name="Info 1"/>
    <meta:user-defined meta:name="Info 2"/>
    <meta:user-defined meta:name="Info 3"/>
    <meta:user-defined meta:name="Info 4"/>
  </office:meta>
</office:document-meta>
</file>